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28pt" style:font-size-asian="28pt" style:font-size-complex="28pt"/>
    </style:style>
    <style:style style:name="P2" style:family="paragraph" style:parent-style-name="Heading_20_2">
      <style:text-properties fo:font-size="16pt" style:font-size-asian="16pt" style:font-size-complex="16pt"/>
    </style:style>
    <style:style style:name="P3" style:family="paragraph" style:parent-style-name="Heading_20_2">
      <style:text-properties fo:font-size="20pt" officeooo:paragraph-rsid="001f1891" style:font-size-asian="20pt" style:font-size-complex="20pt"/>
    </style:style>
    <style:style style:name="P4" style:family="paragraph" style:parent-style-name="Text_20_body">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8pt" style:font-size-asian="18pt" style:font-size-complex="18pt"/>
    </style:style>
    <style:style style:name="T3" style:family="text">
      <style:text-properties officeooo:rsid="001f1891"/>
    </style:style>
    <style:style style:name="T4" style:family="text">
      <style:text-properties style:font-name="Liberation Serif" fo:font-weight="bold" officeooo:rsid="001f1891" style:font-name-asian="Noto Serif CJK SC" style:font-weight-asian="bold" style:font-name-complex="Lohit Devanagari" style:font-weight-complex="bold"/>
    </style:style>
    <style:style style:name="T5"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XP - <text:span text:style-name="T3">#PorDentroDaXP on YouTube</text:span></text:h>
      <text:h text:style-name="P3" text:outline-level="2"><text:span text:style-name="T4">Nossa história</text:span></text:h>
      <text:p text:style-name="P4">CEO and founder, Guilherme Benchimol started XP as an adventure, since the company employees didn’t have much know-how at the beginning. Although the company was able to attract some customers, these first customers used to invest <text:span text:style-name="T3">from </text:span>R$ 5.000,00 <text:span text:style-name="T3">up to </text:span>R$ 10.000,00, which was not enough to monetize the company.</text:p>
      <text:p text:style-name="P4">Then, after creating a course on how to invest money, XP’s team noticed that teaching was more effective than just presenting XP’s services to potential customers. The first 30 students raised R$ 9.000,00 for the company and, after that, started investing on XP’s services.</text:p>
      <text:p text:style-name="P4">Morever, Guilherme Benchimol highlights the importance of being a leader, selecting the right employees to each occupation and guiding people in a way they really understand the leader’s problems. Plus, the entrepreneur remembers that leaders must know exactly their goals and to-dos in order to handle the company and get results throughout employees’ capacities.</text:p>
      <text:p text:style-name="P4">At the end, the XP’s founder mentioned that the company wants people that are humble, open minded and who dream bigger than usual. Then, Guilherme Benchimol ended talking about creating company’s new headquarters, XP’s maturity, the Itaú’s relevance after the market operation between the companies and the importance of long-term goals.</text:p>
      <text:p text:style-name="Text_20_body"><text:span text:style-name="Strong_20_Emphasis"><text:span text:style-name="T5">Source: “Nossa história, por Guilherme Benchimol”.</text:span></text:span></text:p>
      <text:h text:style-name="P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8T02:49:43.054993655</meta:creation-date>
    <dc:date>2022-09-28T02:55:27.617717973</dc:date>
    <meta:editing-duration>PT5M45S</meta:editing-duration>
    <meta:editing-cycles>1</meta:editing-cycles>
    <meta:document-statistic meta:table-count="0" meta:image-count="0" meta:object-count="0" meta:page-count="1" meta:paragraph-count="7" meta:word-count="213" meta:character-count="1381" meta:non-whitespace-character-count="1175"/>
    <meta:generator>LibreOffice/6.4.7.2$Linux_X86_64 LibreOffice_project/40$Build-2</meta:generator>
  </office:meta>
</office:document-meta>
</file>